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ab" fo:font-size="12pt" style:text-underline-style="none" officeooo:rsid="002b7ce0" officeooo:paragraph-rsid="002b7ce0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b8031" officeooo:paragraph-rsid="001a634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a6344" officeooo:paragraph-rsid="001a634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Arab" fo:font-size="12pt" officeooo:rsid="001b8031" officeooo:paragraph-rsid="00328972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7" style:family="paragraph" style:parent-style-name="Standard">
      <style:paragraph-properties fo:line-height="100%"/>
      <style:text-properties style:font-name="Arab" fo:font-size="12pt" officeooo:rsid="001a6344" officeooo:paragraph-rsid="001a6344" style:font-size-asian="12pt" style:font-size-complex="12pt"/>
    </style:style>
    <style:style style:name="P8" style:family="paragraph" style:parent-style-name="Standard">
      <style:paragraph-properties fo:line-height="100%"/>
      <style:text-properties style:font-name="Arab" fo:font-size="12pt" officeooo:rsid="001a6344" officeooo:paragraph-rsid="001f14fd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Arab" fo:font-size="12pt" officeooo:rsid="001f14fd" officeooo:paragraph-rsid="00328972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Arab" fo:font-size="12pt" officeooo:rsid="0033e4b0" officeooo:paragraph-rsid="0033e4b0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Arab" fo:font-size="12pt" officeooo:paragraph-rsid="001a6344" style:font-size-asian="12pt" style:font-size-complex="12pt"/>
    </style:style>
    <style:style style:name="P14" style:family="paragraph" style:parent-style-name="Standard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15" style:family="paragraph" style:parent-style-name="Standard">
      <style:paragraph-properties fo:line-height="100%"/>
      <style:text-properties style:font-name="Arab" fo:font-size="12pt" officeooo:rsid="0021f0bc" officeooo:paragraph-rsid="003d6598" style:font-size-asian="12pt" style:font-size-complex="12pt"/>
    </style:style>
    <style:style style:name="P16" style:family="paragraph" style:parent-style-name="Standard">
      <style:paragraph-properties fo:line-height="100%"/>
      <style:text-properties style:font-name="Arab" fo:font-size="12pt" fo:font-weight="bold" officeooo:rsid="001f14fd" officeooo:paragraph-rsid="0032897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/>
      <style:text-properties style:font-name="Arab" fo:font-size="12pt" fo:font-weight="normal" officeooo:rsid="001f14fd" officeooo:paragraph-rsid="0032897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22" style:family="paragraph" style:parent-style-name="Standard" style:list-style-name="L2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23" style:family="paragraph" style:parent-style-name="Standard" style:list-style-name="L2">
      <style:paragraph-properties fo:line-height="100%"/>
      <style:text-properties style:font-name="Arab" fo:font-size="12pt" officeooo:rsid="001a6344" officeooo:paragraph-rsid="00328972" style:font-size-asian="12pt" style:font-size-complex="12pt"/>
    </style:style>
    <style:style style:name="P24" style:family="paragraph" style:parent-style-name="Standard" style:list-style-name="L2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25" style:family="paragraph" style:parent-style-name="Standard" style:list-style-name="L3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26" style:family="paragraph" style:parent-style-name="Standard" style:list-style-name="L3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27" style:family="paragraph" style:parent-style-name="Standard" style:list-style-name="L4">
      <style:paragraph-properties fo:line-height="100%"/>
      <style:text-properties style:font-name="Arab" fo:font-size="12pt" officeooo:rsid="0030dde6" officeooo:paragraph-rsid="0030dde6" style:font-size-asian="12pt" style:font-size-complex="12pt"/>
    </style:style>
    <style:style style:name="P28" style:family="paragraph" style:parent-style-name="Standard" style:list-style-name="L4">
      <style:paragraph-properties fo:line-height="100%"/>
      <style:text-properties style:font-name="Arab" fo:font-size="12pt" officeooo:rsid="0033e4b0" officeooo:paragraph-rsid="0033e4b0" style:font-size-asian="12pt" style:font-size-complex="12pt"/>
    </style:style>
    <style:style style:name="P29" style:family="paragraph" style:parent-style-name="Standard" style:list-style-name="L4">
      <style:paragraph-properties fo:line-height="100%"/>
      <style:text-properties style:font-name="Arab" fo:font-size="12pt" officeooo:rsid="0033e4b0" officeooo:paragraph-rsid="003d6598" style:font-size-asian="12pt" style:font-size-complex="12pt"/>
    </style:style>
    <style:style style:name="P30" style:family="paragraph" style:parent-style-name="Standard" style:list-style-name="L2">
      <style:paragraph-properties fo:line-height="100%"/>
      <style:text-properties style:font-name="Arab" fo:font-size="12pt" fo:font-weight="bold" officeooo:rsid="00328972" officeooo:paragraph-rsid="0032897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/>
      <style:text-properties style:font-name="Arab" fo:font-size="12pt" fo:font-weight="bold" officeooo:rsid="00328972" officeooo:paragraph-rsid="003d6598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T1" style:family="text">
      <style:text-properties officeooo:rsid="001b8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031" style:font-weight-asian="bold" style:font-weight-complex="bold"/>
    </style:style>
    <style:style style:name="T4" style:family="text">
      <style:text-properties fo:font-weight="bold" officeooo:rsid="00328972" style:font-weight-asian="bold" style:font-weight-complex="bold"/>
    </style:style>
    <style:style style:name="T5" style:family="text">
      <style:text-properties officeooo:rsid="001f14f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4fd" style:font-weight-asian="normal" style:font-weight-complex="normal"/>
    </style:style>
    <style:style style:name="T8" style:family="text">
      <style:text-properties fo:font-weight="normal" officeooo:rsid="00328972" style:font-weight-asian="normal" style:font-weight-complex="normal"/>
    </style:style>
    <style:style style:name="T9" style:family="text">
      <style:text-properties officeooo:rsid="00243350"/>
    </style:style>
    <style:style style:name="T10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style:style style:name="T12" style:family="text">
      <style:text-properties officeooo:rsid="00328972"/>
    </style:style>
    <style:style style:name="T13" style:family="text">
      <style:text-properties officeooo:rsid="001a6344"/>
    </style:style>
    <style:style style:name="T14" style:family="text">
      <style:text-properties officeooo:rsid="003d6598"/>
    </style:style>
    <style:style style:name="T15" style:family="text">
      <style:text-properties officeooo:rsid="00450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<text:span text:style-name="T2">rogram Description</text:span></text:p>
      <text:p text:style-name="P2"/>
      <text:p text:style-name="P13"><text:span text:style-name="T10">1. I</text:span><text:span text:style-name="T11">ntroduction</text:span></text:p>
      <text:p text:style-name="P4">This is a program that implements a Network Spell Checker.</text:p>
      <text:p text:style-name="P5"/>
      <text:p text:style-name="P3"><text:span text:style-name="T1">2. P</text:span>rogram design</text:p>
      <text:p text:style-name="P7"/>
      <text:p text:style-name="P7"><text:tab/><text:span text:style-name="T5">Source files consist of 4 main ones:</text:span></text:p>
      <text:list xml:id="list881994749" text:style-name="L1">
        <text:list-item>
          <text:p text:style-name="P21">main.c<text:span text:style-name="T12">pp</text:span></text:p>
        </text:list-item>
        <text:list-item>
          <text:p text:style-name="P21">function.c<text:span text:style-name="T12">pp</text:span></text:p>
        </text:list-item>
        <text:list-item>
          <text:p text:style-name="P21">header.h</text:p>
        </text:list-item>
        <text:list-item>
          <text:p text:style-name="P21">Makefile</text:p>
        </text:list-item>
      </text:list>
      <text:p text:style-name="P9"/>
      <text:p text:style-name="P9">Detail:</text:p>
      <text:p text:style-name="P9"><text:tab/><text:span text:style-name="T2">main.c</text:span><text:span text:style-name="T4">pp</text:span></text:p>
      <text:p text:style-name="P10"><text:span text:style-name="T2"><text:tab/></text:span><text:span text:style-name="T6">Initializes the </text:span><text:span text:style-name="T8">dictionary, the network server </text:span><text:span text:style-name="T6">and run a continuous loop asking for new </text:span><text:span text:style-name="T8">client connections.</text:span><text:span text:style-name="T6"> If a </text:span><text:span text:style-name="T8">socket</text:span><text:span text:style-name="T6"> is successfully </text:span><text:span text:style-name="T8">created</text:span><text:span text:style-name="T6">, main will </text:span><text:span text:style-name="T8">place the socket onto the connection_queue.</text:span></text:p>
      <text:p text:style-name="P18"/>
      <text:p text:style-name="P10"><text:span text:style-name="T8">In brief:</text:span><text:span text:style-name="T6"><text:tab/></text:span></text:p>
      <text:p text:style-name="P10"><text:span text:style-name="T8">1. </text:span><text:span text:style-name="T6">main thread produce sockets - from "clients"</text:span></text:p>
      <text:p text:style-name="P10"><text:span text:style-name="T8">2. </text:span><text:span text:style-name="T6">put socket_descriptor on connection_queue</text:span></text:p>
      <text:p text:style-name="P10"><text:span text:style-name="T8">3. </text:span><text:span text:style-name="T6">worker threads pull those socket off the </text:span><text:span text:style-name="T8">connection </text:span><text:span text:style-name="T6">queue, </text:span><text:span text:style-name="T8">do network vocab check</text:span></text:p>
      <text:p text:style-name="P4"><text:span text:style-name="T6">4. </text:span><text:span text:style-name="T7">worker threads </text:span><text:span text:style-name="T6">place the checked words onto the log queue</text:span></text:p>
      <text:p text:style-name="P20">5. the log thread will take the words off the log queue and write to log file</text:p>
      <text:p text:style-name="P19">Visual:</text:p>
      <text:p text:style-name="P18"/>
      <text:p text:style-name="P10"><text:span text:style-name="T6">main thread →</text:span><text:span text:style-name="T8"> </text:span><text:span text:style-name="T6">connection queue →</text:span><text:span text:style-name="T8"> </text:span><text:span text:style-name="T6">worker thread →</text:span><text:span text:style-name="T8"> </text:span><text:span text:style-name="T6">log queu</text:span><text:span text:style-name="T8">e → </text:span><text:span text:style-name="T6">log_thread</text:span></text:p>
      <text:p text:style-name="P16"><text:tab/></text:p>
      <text:p text:style-name="P16"><text:soft-page-break/><text:tab/>function.c<text:span text:style-name="T12">pp</text:span></text:p>
      <text:p text:style-name="P8"><text:span text:style-name="T7"><text:tab/></text:span><text:span text:style-name="T8">Contains the build for functions of the program:</text:span></text:p>
      <text:list xml:id="list3697657941" text:style-name="L2">
        <text:list-header>
          <text:p text:style-name="P22"/>
          <text:p text:style-name="P30"><text:span text:style-name="T13">1. </text:span>Initializers</text:p>
        </text:list-header>
        <text:list-item>
          <text:p text:style-name="P23">unordered_set&lt;string&gt; load_dictionary(char * fileArg);</text:p>
        </text:list-item>
        <text:list-item>
          <text:p text:style-name="P23">void spawn_worker_threads();</text:p>
          <text:p text:style-name="P22"/>
          <text:p text:style-name="P30"><text:span text:style-name="T13">2. </text:span>Thread/Queue operations</text:p>
        </text:list-item>
        <text:list-item>
          <text:p text:style-name="P23">void addSocketToQueue(int socket, circular_buffer* connection_queue_Ptr);</text:p>
        </text:list-item>
        <text:list-item>
          <text:p text:style-name="P23">int removeSocketFromQueue(circular_buffer* connection_queue_Ptr);</text:p>
        </text:list-item>
        <text:list-item>
          <text:p text:style-name="P23">void add_word_to_logQueue(string word, log_circular_buffer* log_queue_Ptr);</text:p>
        </text:list-item>
        <text:list-item>
          <text:p text:style-name="P23">char* remove_word_from_logQueue(log_circular_buffer* log_queue_Ptr);</text:p>
        </text:list-item>
      </text:list>
      <text:p text:style-name="P14"/>
      <text:p text:style-name="P17"><text:tab/>3. Queue structure helper functions</text:p>
      <text:list xml:id="list220322675090009" text:continue-numbering="true" text:style-name="L2">
        <text:list-item>
          <text:p text:style-name="P23">void put(int value, circular_buffer* connection_queue);</text:p>
        </text:list-item>
        <text:list-item>
          <text:p text:style-name="P23">int get(circular_buffer* connection_queue);</text:p>
        </text:list-item>
        <text:list-item>
          <text:p text:style-name="P23">void put_log(string value, log_circular_buffer* log_queue_Ptr);</text:p>
        </text:list-item>
        <text:list-item>
          <text:p text:style-name="P23">string get_log(log_circular_buffer* log_queue_Ptr);</text:p>
          <text:p text:style-name="P24"/>
          <text:p text:style-name="P32">4. Word/String processing</text:p>
        </text:list-item>
        <text:list-item>
          <text:p text:style-name="P23">int is_word_in_dictionary(string word);</text:p>
        </text:list-item>
        <text:list-item>
          <text:p text:style-name="P23">char * concat(const char *s1, const char *s2);</text:p>
        </text:list-item>
      </text:list>
      <text:p text:style-name="P14"/>
      <text:p text:style-name="P17"><text:tab/>5. Core thread functions</text:p>
      <text:list xml:id="list220324209514500" text:continue-numbering="true" text:style-name="L2">
        <text:list-item>
          <text:p text:style-name="P23">void * workerThread(void * arg);</text:p>
        </text:list-item>
        <text:list-item>
          <text:p text:style-name="P23">void* logThread(void *arg);</text:p>
        </text:list-item>
      </text:list>
      <text:p text:style-name="P8"/>
      <text:p text:style-name="P8"/>
      <text:p text:style-name="P8"/>
      <text:p text:style-name="P3"><text:soft-page-break/><text:span text:style-name="T1">3. </text:span>Test plan</text:p>
      <text:p text:style-name="P7"/>
      <text:p text:style-name="P15">The process of building this <text:span text:style-name="T12">network spell checker</text:span> starts from buiding <text:span text:style-name="T12">the </text:span><text:span text:style-name="T4">Initializers</text:span>, moving on to <text:span text:style-name="T4">Queue structure helper functions</text:span>, <text:span text:style-name="T4">Thread/Queue operations</text:span>, <text:span text:style-name="T4">Word/String processing</text:span><text:span text:style-name="T12">, </text:span>and finally, <text:span text:style-name="T4">Core thread functions</text:span></text:p>
      <text:p text:style-name="P31"/>
      <text:p text:style-name="P11">Core tests/checks in any new built:</text:p>
      <text:list xml:id="list1514239240" text:style-name="L3">
        <text:list-item>
          <text:p text:style-name="P25">Error check every time a system_call() is called</text:p>
        </text:list-item>
        <text:list-item>
          <text:p text:style-name="P25"><text:span text:style-name="T9">Open</text:span> a non-existent file/<text:span text:style-name="T9">folder</text:span> </text:p>
        </text:list-item>
        <text:list-item>
          <text:p text:style-name="P26">memory allocation &amp; deallocation</text:p>
        </text:list-item>
      </text:list>
      <text:p text:style-name="P6"/>
      <text:p text:style-name="P12">List of increment tests:</text:p>
      <text:list xml:id="list1668092899" text:style-name="L4">
        <text:list-item>
          <text:p text:style-name="P27"><text:span text:style-name="T15">Create test program: </text:span><text:a xlink:type="simple" xlink:href="http://elm-chan.org/fsw/ff/doc/open.html" text:style-name="Internet_20_link" text:visited-style-name="Visited_20_Internet_20_Link">http://elm-chan.org/fsw/ff/doc/open.html</text:a></text:p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1-10T22:03:22.357647788</dc:date>
    <meta:editing-duration>PT1H38M32S</meta:editing-duration>
    <meta:editing-cycles>17</meta:editing-cycles>
    <meta:generator>LibreOffice/6.2.5.2$Linux_X86_64 LibreOffice_project/20$Build-2</meta:generator>
    <meta:document-statistic meta:table-count="0" meta:image-count="0" meta:object-count="0" meta:page-count="3" meta:paragraph-count="54" meta:word-count="305" meta:character-count="2200" meta:non-whitespace-character-count="1963"/>
  </office:meta>
</office:document-meta>
</file>